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90000012B1344FB0C.jpg"/>
  <manifest:file-entry manifest:media-type="image/jpeg" manifest:full-path="Pictures/10000000000004270000009DB7F971DA.jpg"/>
  <manifest:file-entry manifest:media-type="image/gif" manifest:full-path="Pictures/1000020000000071000000717FFB442B.gif"/>
  <manifest:file-entry manifest:media-type="image/jpeg" manifest:full-path="Pictures/10000000000005E90000008EB57FF8B4.jpg"/>
  <manifest:file-entry manifest:media-type="image/jpeg" manifest:full-path="Pictures/10000000000000BD000000BB0B42B845.jpg"/>
  <manifest:file-entry manifest:media-type="image/png" manifest:full-path="Pictures/10000000000000ED000000ED0C3765BA.png"/>
  <manifest:file-entry manifest:media-type="image/jpeg" manifest:full-path="Pictures/10000000000005000000006FBA3EB4FE.jpg"/>
  <manifest:file-entry manifest:media-type="image/png" manifest:full-path="Pictures/10000000000005E90000009FF1BF5A4B.png"/>
  <manifest:file-entry manifest:media-type="image/gif" manifest:full-path="Pictures/10000000000000A90000004860535B80.gif"/>
  <manifest:file-entry manifest:media-type="image/jpeg" manifest:full-path="Pictures/10000000000005E900000095670AE738.jpg"/>
  <manifest:file-entry manifest:media-type="image/jpeg" manifest:full-path="Pictures/10000000000004230000006BA9DF7847.jpg"/>
  <manifest:file-entry manifest:media-type="image/jpeg" manifest:full-path="Pictures/10000000000007D10000006384890B10.jpg"/>
  <manifest:file-entry manifest:media-type="image/jpeg" manifest:full-path="Pictures/10000000000004220000031AD973E33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_20_4-notes">
      <style:graphic-properties draw:fill-color="#ffffff" fo:min-height="13.364cm"/>
    </style:style>
    <style:style style:name="pr2" style:family="presentation" style:parent-style-name="Standard_20_2-notes">
      <style:graphic-properties draw:fill-color="#ffffff" draw:auto-grow-height="true" fo:min-height="13.365cm"/>
    </style:style>
    <style:style style:name="pr3" style:family="presentation" style:parent-style-name="Standard_20_1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4">
        <office:forms form:automatic-focus="false" form:apply-design-mode="false"/>
        <draw:frame draw:style-name="gr1" draw:text-style-name="P1" draw:layer="layout" svg:width="27.981cm" svg:height="20.999cm" svg:x="0.019cm" svg:y="0cm">
          <draw:image xlink:href="Pictures/10000000000004220000031AD973E333.jpg" xlink:type="simple" xlink:show="embed" xlink:actuate="onLoad">
            <text:p/>
          </draw:image>
        </draw:frame>
        <draw:frame draw:style-name="gr2" draw:text-style-name="P2" draw:layer="layout" svg:width="7.322cm" svg:height="3.422cm" svg:x="4.141cm" svg:y="3.623cm">
          <draw:text-box>
            <text:p><text:span text:style-name="T1">Thema</text:span></text:p>
            <text:p text:style-name="P1"><text:span text:style-name="T2">Vortragen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yscala" draw:style="linear" draw:start-color="#ffffff" draw:end-color="#808080" draw:start-intensity="100%" draw:end-intensity="100%" draw:angle="900" draw:border="0%"/>
    <draw:hatch draw:name="Hatch_20_46" draw:display-name="Hatch 46" draw:style="single" draw:color="#000000" draw:distance="0.02cm" draw:rotation="0"/>
    <draw:fill-image draw:name="Bitmape_20_3" draw:display-name="Bitmape 3" xlink:href="Pictures/10000000000000BD000000BB0B42B845.jpg" xlink:type="simple" xlink:show="embed" xlink:actuate="onLoad"/>
    <draw:fill-image draw:name="Bitmape_20_4" draw:display-name="Bitmape 4" xlink:href="Pictures/10000000000001290000012B1344FB0C.jpg" xlink:type="simple" xlink:show="embed" xlink:actuate="onLoad"/>
    <draw:fill-image draw:name="rust_5f_brush" draw:display-name="rust_brush" xlink:href="Pictures/10000000000000ED000000ED0C3765BA.png" xlink:type="simple" xlink:show="embed" xlink:actuate="onLoad"/>
    <draw:opacity draw:name="Transparency_20_1" draw:display-name="Transparency 1" draw:style="linear" draw:start="100%" draw:end="0%" draw:angle="900" draw:border="0%"/>
    <draw:opacity draw:name="Transparency_20_6" draw:display-name="Transparency 6" draw:style="linear" draw:start="100%" draw:end="0%" draw:angle="0" draw:border="0%"/>
    <draw:opacity draw:name="Transparency_20_7" draw:display-name="Transparency 7" draw:style="linear" draw:start="0%" draw:end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8-background" style:display-name="Standard 8-background" style:family="presentation">
      <style:graphic-properties draw:stroke="none" draw:fill="none"/>
      <style:text-properties style:letter-kerning="true"/>
    </style:style>
    <style:style style:name="Standard_20_8-backgroundobjects" style:display-name="Standard 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8-notes" style:display-name="Standard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8-outline1" style:display-name="Standard 8-outline1" style:family="presentation">
      <style:graphic-properties draw:stroke="none" draw:fill="none">
        <text:list-style style:name="Standard_20_8-outline1" style:display-name="Standard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8-outline2" style:display-name="Standard 8-outline2" style:family="presentation" style:parent-style-name="Standard_20_8-outline1">
      <style:paragraph-properties fo:margin-top="0cm" fo:margin-bottom="0.4cm"/>
      <style:text-properties fo:font-size="28pt" style:font-size-asian="28pt" style:font-size-complex="28pt"/>
    </style:style>
    <style:style style:name="Standard_20_8-outline3" style:display-name="Standard 8-outline3" style:family="presentation" style:parent-style-name="Standard_20_8-outline2">
      <style:paragraph-properties fo:margin-top="0cm" fo:margin-bottom="0.3cm"/>
      <style:text-properties fo:font-size="24pt" style:font-size-asian="24pt" style:font-size-complex="24pt"/>
    </style:style>
    <style:style style:name="Standard_20_8-outline4" style:display-name="Standard 8-outline4" style:family="presentation" style:parent-style-name="Standard_20_8-outline3">
      <style:paragraph-properties fo:margin-top="0cm" fo:margin-bottom="0.2cm"/>
      <style:text-properties fo:font-size="20pt" style:font-size-asian="20pt" style:font-size-complex="20pt"/>
    </style:style>
    <style:style style:name="Standard_20_8-outline5" style:display-name="Standard 8-outline5" style:family="presentation" style:parent-style-name="Standard_20_8-outline4">
      <style:paragraph-properties fo:margin-top="0cm" fo:margin-bottom="0.1cm"/>
      <style:text-properties fo:font-size="20pt" style:font-size-asian="20pt" style:font-size-complex="20pt"/>
    </style:style>
    <style:style style:name="Standard_20_8-outline6" style:display-name="Standard 8-outline6" style:family="presentation" style:parent-style-name="Standard_20_8-outline5">
      <style:paragraph-properties fo:margin-top="0cm" fo:margin-bottom="0.1cm"/>
      <style:text-properties fo:font-size="20pt" style:font-size-asian="20pt" style:font-size-complex="20pt"/>
    </style:style>
    <style:style style:name="Standard_20_8-outline7" style:display-name="Standard 8-outline7" style:family="presentation" style:parent-style-name="Standard_20_8-outline6">
      <style:paragraph-properties fo:margin-top="0cm" fo:margin-bottom="0.1cm"/>
      <style:text-properties fo:font-size="20pt" style:font-size-asian="20pt" style:font-size-complex="20pt"/>
    </style:style>
    <style:style style:name="Standard_20_8-outline8" style:display-name="Standard 8-outline8" style:family="presentation" style:parent-style-name="Standard_20_8-outline7">
      <style:paragraph-properties fo:margin-top="0cm" fo:margin-bottom="0.1cm"/>
      <style:text-properties fo:font-size="20pt" style:font-size-asian="20pt" style:font-size-complex="20pt"/>
    </style:style>
    <style:style style:name="Standard_20_8-outline9" style:display-name="Standard 8-outline9" style:family="presentation" style:parent-style-name="Standard_20_8-outline8">
      <style:paragraph-properties fo:margin-top="0cm" fo:margin-bottom="0.1cm"/>
      <style:text-properties fo:font-size="20pt" style:font-size-asian="20pt" style:font-size-complex="20pt"/>
    </style:style>
    <style:style style:name="Standard_20_8-subtitle" style:display-name="Standard 8-subtitle" style:family="presentation">
      <style:graphic-properties draw:stroke="none" draw:fill="none" draw:textarea-vertical-align="middle">
        <text:list-style style:name="Standard_20_8-subtitle" style:display-name="Standard 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8-title" style:display-name="Standard 8-title" style:family="presentation">
      <style:graphic-properties draw:stroke="none" draw:fill="none" draw:textarea-vertical-align="middle">
        <text:list-style style:name="Standard_20_8-title" style:display-name="Standard 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6-background" style:display-name="Standard 6-background" style:family="presentation">
      <style:graphic-properties draw:stroke="none" draw:fill="none"/>
      <style:text-properties style:letter-kerning="true"/>
    </style:style>
    <style:style style:name="Standard_20_6-backgroundobjects" style:display-name="Standard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6-notes" style:display-name="Standard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6-outline1" style:display-name="Standard 6-outline1" style:family="presentation">
      <style:graphic-properties draw:stroke="none" draw:fill="none">
        <text:list-style style:name="Standard_20_6-outline1" style:display-name="Standard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6-outline2" style:display-name="Standard 6-outline2" style:family="presentation" style:parent-style-name="Standard_20_6-outline1">
      <style:paragraph-properties fo:margin-top="0cm" fo:margin-bottom="0.4cm"/>
      <style:text-properties fo:font-size="28pt" style:font-size-asian="28pt" style:font-size-complex="28pt"/>
    </style:style>
    <style:style style:name="Standard_20_6-outline3" style:display-name="Standard 6-outline3" style:family="presentation" style:parent-style-name="Standard_20_6-outline2">
      <style:paragraph-properties fo:margin-top="0cm" fo:margin-bottom="0.3cm"/>
      <style:text-properties fo:font-size="24pt" style:font-size-asian="24pt" style:font-size-complex="24pt"/>
    </style:style>
    <style:style style:name="Standard_20_6-outline4" style:display-name="Standard 6-outline4" style:family="presentation" style:parent-style-name="Standard_20_6-outline3">
      <style:paragraph-properties fo:margin-top="0cm" fo:margin-bottom="0.2cm"/>
      <style:text-properties fo:font-size="20pt" style:font-size-asian="20pt" style:font-size-complex="20pt"/>
    </style:style>
    <style:style style:name="Standard_20_6-outline5" style:display-name="Standard 6-outline5" style:family="presentation" style:parent-style-name="Standard_20_6-outline4">
      <style:paragraph-properties fo:margin-top="0cm" fo:margin-bottom="0.1cm"/>
      <style:text-properties fo:font-size="20pt" style:font-size-asian="20pt" style:font-size-complex="20pt"/>
    </style:style>
    <style:style style:name="Standard_20_6-outline6" style:display-name="Standard 6-outline6" style:family="presentation" style:parent-style-name="Standard_20_6-outline5">
      <style:paragraph-properties fo:margin-top="0cm" fo:margin-bottom="0.1cm"/>
      <style:text-properties fo:font-size="20pt" style:font-size-asian="20pt" style:font-size-complex="20pt"/>
    </style:style>
    <style:style style:name="Standard_20_6-outline7" style:display-name="Standard 6-outline7" style:family="presentation" style:parent-style-name="Standard_20_6-outline6">
      <style:paragraph-properties fo:margin-top="0cm" fo:margin-bottom="0.1cm"/>
      <style:text-properties fo:font-size="20pt" style:font-size-asian="20pt" style:font-size-complex="20pt"/>
    </style:style>
    <style:style style:name="Standard_20_6-outline8" style:display-name="Standard 6-outline8" style:family="presentation" style:parent-style-name="Standard_20_6-outline7">
      <style:paragraph-properties fo:margin-top="0cm" fo:margin-bottom="0.1cm"/>
      <style:text-properties fo:font-size="20pt" style:font-size-asian="20pt" style:font-size-complex="20pt"/>
    </style:style>
    <style:style style:name="Standard_20_6-outline9" style:display-name="Standard 6-outline9" style:family="presentation" style:parent-style-name="Standard_20_6-outline8">
      <style:paragraph-properties fo:margin-top="0cm" fo:margin-bottom="0.1cm"/>
      <style:text-properties fo:font-size="20pt" style:font-size-asian="20pt" style:font-size-complex="20pt"/>
    </style:style>
    <style:style style:name="Standard_20_6-subtitle" style:display-name="Standard 6-subtitle" style:family="presentation">
      <style:graphic-properties draw:stroke="none" draw:fill="none" draw:textarea-vertical-align="middle">
        <text:list-style style:name="Standard_20_6-subtitle" style:display-name="Standard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6-title" style:display-name="Standard 6-title" style:family="presentation">
      <style:graphic-properties draw:stroke="none" draw:fill="none" draw:textarea-vertical-align="middle">
        <text:list-style style:name="Standard_20_6-title" style:display-name="Standard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7-background" style:display-name="Standard 7-background" style:family="presentation">
      <style:graphic-properties draw:stroke="none" draw:fill="none"/>
      <style:text-properties style:letter-kerning="true"/>
    </style:style>
    <style:style style:name="Standard_20_7-backgroundobjects" style:display-name="Standard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7-notes" style:display-name="Standard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7-outline1" style:display-name="Standard 7-outline1" style:family="presentation">
      <style:graphic-properties draw:stroke="none" draw:fill="none">
        <text:list-style style:name="Standard_20_7-outline1" style:display-name="Standard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7-outline2" style:display-name="Standard 7-outline2" style:family="presentation" style:parent-style-name="Standard_20_7-outline1">
      <style:paragraph-properties fo:margin-top="0cm" fo:margin-bottom="0.4cm"/>
      <style:text-properties fo:font-size="28pt" style:font-size-asian="28pt" style:font-size-complex="28pt"/>
    </style:style>
    <style:style style:name="Standard_20_7-outline3" style:display-name="Standard 7-outline3" style:family="presentation" style:parent-style-name="Standard_20_7-outline2">
      <style:paragraph-properties fo:margin-top="0cm" fo:margin-bottom="0.3cm"/>
      <style:text-properties fo:font-size="24pt" style:font-size-asian="24pt" style:font-size-complex="24pt"/>
    </style:style>
    <style:style style:name="Standard_20_7-outline4" style:display-name="Standard 7-outline4" style:family="presentation" style:parent-style-name="Standard_20_7-outline3">
      <style:paragraph-properties fo:margin-top="0cm" fo:margin-bottom="0.2cm"/>
      <style:text-properties fo:font-size="20pt" style:font-size-asian="20pt" style:font-size-complex="20pt"/>
    </style:style>
    <style:style style:name="Standard_20_7-outline5" style:display-name="Standard 7-outline5" style:family="presentation" style:parent-style-name="Standard_20_7-outline4">
      <style:paragraph-properties fo:margin-top="0cm" fo:margin-bottom="0.1cm"/>
      <style:text-properties fo:font-size="20pt" style:font-size-asian="20pt" style:font-size-complex="20pt"/>
    </style:style>
    <style:style style:name="Standard_20_7-outline6" style:display-name="Standard 7-outline6" style:family="presentation" style:parent-style-name="Standard_20_7-outline5">
      <style:paragraph-properties fo:margin-top="0cm" fo:margin-bottom="0.1cm"/>
      <style:text-properties fo:font-size="20pt" style:font-size-asian="20pt" style:font-size-complex="20pt"/>
    </style:style>
    <style:style style:name="Standard_20_7-outline7" style:display-name="Standard 7-outline7" style:family="presentation" style:parent-style-name="Standard_20_7-outline6">
      <style:paragraph-properties fo:margin-top="0cm" fo:margin-bottom="0.1cm"/>
      <style:text-properties fo:font-size="20pt" style:font-size-asian="20pt" style:font-size-complex="20pt"/>
    </style:style>
    <style:style style:name="Standard_20_7-outline8" style:display-name="Standard 7-outline8" style:family="presentation" style:parent-style-name="Standard_20_7-outline7">
      <style:paragraph-properties fo:margin-top="0cm" fo:margin-bottom="0.1cm"/>
      <style:text-properties fo:font-size="20pt" style:font-size-asian="20pt" style:font-size-complex="20pt"/>
    </style:style>
    <style:style style:name="Standard_20_7-outline9" style:display-name="Standard 7-outline9" style:family="presentation" style:parent-style-name="Standard_20_7-outline8">
      <style:paragraph-properties fo:margin-top="0cm" fo:margin-bottom="0.1cm"/>
      <style:text-properties fo:font-size="20pt" style:font-size-asian="20pt" style:font-size-complex="20pt"/>
    </style:style>
    <style:style style:name="Standard_20_7-subtitle" style:display-name="Standard 7-subtitle" style:family="presentation">
      <style:graphic-properties draw:stroke="none" draw:fill="none" draw:textarea-vertical-align="middle">
        <text:list-style style:name="Standard_20_7-subtitle" style:display-name="Standard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7-title" style:display-name="Standard 7-title" style:family="presentation">
      <style:graphic-properties draw:stroke="none" draw:fill="none" draw:textarea-vertical-align="middle">
        <text:list-style style:name="Standard_20_7-title" style:display-name="Standard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4-background" style:display-name="Standard 4-background" style:family="presentation">
      <style:graphic-properties draw:stroke="none" draw:fill="none"/>
      <style:text-properties style:letter-kerning="true"/>
    </style:style>
    <style:style style:name="Standard_20_4-backgroundobjects" style:display-name="Standard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outline2" style:display-name="Standard 4-outline2" style:family="presentation" style:parent-style-name="Standard_20_4-outline1">
      <style:paragraph-properties fo:margin-top="0cm" fo:margin-bottom="0.4cm"/>
      <style:text-properties fo:font-size="28pt" style:font-size-asian="28pt" style:font-size-complex="28pt"/>
    </style:style>
    <style:style style:name="Standard_20_4-outline3" style:display-name="Standard 4-outline3" style:family="presentation" style:parent-style-name="Standard_20_4-outline2">
      <style:paragraph-properties fo:margin-top="0cm" fo:margin-bottom="0.3cm"/>
      <style:text-properties fo:font-size="24pt" style:font-size-asian="24pt" style:font-size-complex="24pt"/>
    </style:style>
    <style:style style:name="Standard_20_4-outline4" style:display-name="Standard 4-outline4" style:family="presentation" style:parent-style-name="Standard_20_4-outline3">
      <style:paragraph-properties fo:margin-top="0cm" fo:margin-bottom="0.2cm"/>
      <style:text-properties fo:font-size="20pt" style:font-size-asian="20pt" style:font-size-complex="20pt"/>
    </style:style>
    <style:style style:name="Standard_20_4-outline5" style:display-name="Standard 4-outline5" style:family="presentation" style:parent-style-name="Standard_20_4-outline4">
      <style:paragraph-properties fo:margin-top="0cm" fo:margin-bottom="0.1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top="0cm" fo:margin-bottom="0.1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top="0cm" fo:margin-bottom="0.1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top="0cm" fo:margin-bottom="0.1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top="0cm" fo:margin-bottom="0.1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'Frutiger 45 Light'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5-background" style:display-name="Standard 5-background" style:family="presentation">
      <style:graphic-properties draw:stroke="none" draw:fill="none"/>
      <style:text-properties style:letter-kerning="true"/>
    </style:style>
    <style:style style:name="Standard_20_5-backgroundobjects" style:display-name="Standard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5-notes" style:display-name="Standard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5-outline1" style:display-name="Standard 5-outline1" style:family="presentation">
      <style:graphic-properties draw:stroke="none" draw:fill="none">
        <text:list-style style:name="Standard_20_5-outline1" style:display-name="Standard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outline2" style:display-name="Standard 5-outline2" style:family="presentation" style:parent-style-name="Standard_20_5-outline1">
      <style:paragraph-properties fo:margin-top="0cm" fo:margin-bottom="0.4cm"/>
      <style:text-properties fo:font-size="28pt" style:font-size-asian="28pt" style:font-size-complex="28pt"/>
    </style:style>
    <style:style style:name="Standard_20_5-outline3" style:display-name="Standard 5-outline3" style:family="presentation" style:parent-style-name="Standard_20_5-outline2">
      <style:paragraph-properties fo:margin-top="0cm" fo:margin-bottom="0.3cm"/>
      <style:text-properties fo:font-size="24pt" style:font-size-asian="24pt" style:font-size-complex="24pt"/>
    </style:style>
    <style:style style:name="Standard_20_5-outline4" style:display-name="Standard 5-outline4" style:family="presentation" style:parent-style-name="Standard_20_5-outline3">
      <style:paragraph-properties fo:margin-top="0cm" fo:margin-bottom="0.2cm"/>
      <style:text-properties fo:font-size="20pt" style:font-size-asian="20pt" style:font-size-complex="20pt"/>
    </style:style>
    <style:style style:name="Standard_20_5-outline5" style:display-name="Standard 5-outline5" style:family="presentation" style:parent-style-name="Standard_20_5-outline4">
      <style:paragraph-properties fo:margin-top="0cm" fo:margin-bottom="0.1cm"/>
      <style:text-properties fo:font-size="20pt" style:font-size-asian="20pt" style:font-size-complex="20pt"/>
    </style:style>
    <style:style style:name="Standard_20_5-outline6" style:display-name="Standard 5-outline6" style:family="presentation" style:parent-style-name="Standard_20_5-outline5">
      <style:paragraph-properties fo:margin-top="0cm" fo:margin-bottom="0.1cm"/>
      <style:text-properties fo:font-size="20pt" style:font-size-asian="20pt" style:font-size-complex="20pt"/>
    </style:style>
    <style:style style:name="Standard_20_5-outline7" style:display-name="Standard 5-outline7" style:family="presentation" style:parent-style-name="Standard_20_5-outline6">
      <style:paragraph-properties fo:margin-top="0cm" fo:margin-bottom="0.1cm"/>
      <style:text-properties fo:font-size="20pt" style:font-size-asian="20pt" style:font-size-complex="20pt"/>
    </style:style>
    <style:style style:name="Standard_20_5-outline8" style:display-name="Standard 5-outline8" style:family="presentation" style:parent-style-name="Standard_20_5-outline7">
      <style:paragraph-properties fo:margin-top="0cm" fo:margin-bottom="0.1cm"/>
      <style:text-properties fo:font-size="20pt" style:font-size-asian="20pt" style:font-size-complex="20pt"/>
    </style:style>
    <style:style style:name="Standard_20_5-outline9" style:display-name="Standard 5-outline9" style:family="presentation" style:parent-style-name="Standard_20_5-outline8">
      <style:paragraph-properties fo:margin-top="0cm" fo:margin-bottom="0.1cm"/>
      <style:text-properties fo:font-size="20pt" style:font-size-asian="20pt" style:font-size-complex="20pt"/>
    </style:style>
    <style:style style:name="Standard_20_5-subtitle" style:display-name="Standard 5-subtitle" style:family="presentation">
      <style:graphic-properties draw:stroke="none" draw:fill="none" draw:textarea-vertical-align="middle">
        <text:list-style style:name="Standard_20_5-subtitle" style:display-name="Standard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title" style:display-name="Standard 5-title" style:family="presentation">
      <style:graphic-properties draw:stroke="none" draw:fill="none" draw:textarea-vertical-align="middle">
        <text:list-style style:name="Standard_20_5-title" style:display-name="Standard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10cm"/>
    </style:style>
    <style:style style:name="Mgr5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9.096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8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8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8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6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6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6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tandard_20_7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_20_7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_20_7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9" style:family="presentation" style:parent-style-name="Standard_20_3-backgroundobjects">
      <style:graphic-properties draw:textarea-horizontal-align="center" draw:textarea-vertical-align="middle"/>
    </style:style>
    <style:style style:name="Mpr20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21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Standard_20_4-title">
      <style:graphic-properties draw:auto-grow-height="false" fo:min-height="3.507cm"/>
    </style:style>
    <style:style style:name="Mpr23" style:family="presentation" style:parent-style-name="Standard_20_4-backgroundobjects">
      <style:graphic-properties draw:stroke="none" draw:fill="none" draw:fill-color="#ffffff" draw:auto-grow-height="false" fo:min-height="1.449cm"/>
    </style:style>
    <style:style style:name="Mpr24" style:family="presentation" style:parent-style-name="Standard_20_4-backgroundobjects">
      <style:graphic-properties svg:stroke-width="0.05cm" svg:stroke-color="#808080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Mpr25" style:family="presentation" style:parent-style-name="Standard_20_4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tandard_20_4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Standard_20_5-backgroundobjects">
      <style:graphic-properties draw:stroke="none" draw:fill="none" draw:fill-color="#ffffff" draw:auto-grow-height="false" fo:min-height="1.449cm"/>
    </style:style>
    <style:style style:name="Mpr28" style:family="presentation" style:parent-style-name="Standard_20_5-backgroundobjects">
      <style:graphic-properties draw:stroke="none" draw:fill="none" draw:fill-color="#ffffff" draw:auto-grow-height="false" fo:min-height="1.485cm"/>
    </style:style>
    <style:style style:name="Mpr29" style:family="presentation" style:parent-style-name="Standard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text-autospace="none"/>
    </style:style>
    <style:style style:name="MP5" style:family="paragraph">
      <style:paragraph-properties fo:text-align="center" style:text-autospace="none"/>
      <style:text-properties style:text-outline="true" fo:font-size="14pt" fo:font-weight="bold" style:font-size-asian="14pt" style:font-weight-asian="bold" style:font-size-complex="14pt" style:font-weight-complex="bold" style:font-relief="non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 style:text-autospace="none"/>
      <style:text-properties style:text-outline="true" fo:font-size="12pt" fo:font-weight="bold" style:font-size-asian="12pt" style:font-weight-asian="bold" style:font-size-complex="12pt" style:font-weight-complex="bold" style:font-relief="none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true" style:text-line-through-style="none" fo:font-family="Arial" style:font-family-generic="swiss" style:font-pitch="variable" fo:font-size="14pt" fo:font-style="normal" fo:text-shadow="none" style:text-underline-style="none" fo:font-weight="bold" style:font-family-asian="'Andale Sans UI'" style:font-pitch-asian="variable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 style:font-relief="none"/>
    </style:style>
    <style:style style:name="MT3" style:family="text">
      <style:text-properties style:use-window-font-color="true" style:text-outline="true" style:text-line-through-style="none" fo:font-family="Arial" style:font-family-generic="swiss" style:font-pitch="variable" fo:font-size="12pt" fo:font-style="normal" fo:text-shadow="none" style:text-underline-style="none" fo:font-weight="bold" style:font-family-asian="'Andale Sans UI'" style:font-pitch-asian="variable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301cm" svg:y="0.494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draw:style-name="Mgr3" draw:text-style-name="MP3" draw:layer="backgroundobjects" svg:width="27.999cm" svg:height="2.941cm" svg:x="0cm" svg:y="18.2cm">
        <draw:image xlink:href="Pictures/10000000000005E90000009FF1BF5A4B.png" xlink:type="simple" xlink:show="embed" xlink:actuate="onLoad">
          <text:p/>
        </draw:image>
      </draw:frame>
      <draw:frame draw:style-name="Mgr4" draw:text-style-name="MP5" draw:layer="backgroundobjects" svg:width="10.92cm" svg:height="1.385cm" svg:x="14.219cm" svg:y="19.5cm">
        <draw:text-box>
          <text:p text:style-name="MP4"><text:span text:style-name="MT2">Informationstechnik für Luft- und Raumfahrt</text:span></text:p>
          <text:p text:style-name="MP4"><text:span text:style-name="MT2">Aerospace Information Technology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.756cm" svg:x="0.001cm" svg:y="18.396cm">
        <draw:image xlink:href="Pictures/10000000000005E900000095670AE738.jpg" xlink:type="simple" xlink:show="embed" xlink:actuate="onLoad">
          <text:p/>
        </draw:image>
      </draw:frame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4" draw:text-style-name="MP5" draw:layer="backgroundobjects" svg:width="10.92cm" svg:height="1.385cm" svg:x="14.185cm" svg:y="19.501cm">
        <draw:text-box>
          <text:p text:style-name="MP4"><text:span text:style-name="MT2">Informationstechnik für Luft- und Raumfahrt</text:span></text:p>
          <text:p text:style-name="MP4"><text:span text:style-name="MT2">Aerospace Information Technology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8" style:display-name="Standard 8" style:page-layout-name="PM1" draw:style-name="Mdp1">
      <draw:frame presentation:style-name="Standard_20_8-title" draw:layer="backgroundobjects" svg:width="25.199cm" svg:height="3.506cm" svg:x="1.4cm" svg:y="0.837cm" presentation:class="title" presentation:placeholder="true">
        <draw:text-box/>
      </draw:frame>
      <draw:frame presentation:style-name="Standard_20_8-outline1" draw:layer="backgroundobjects" svg:width="25.199cm" svg:height="13.859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3" draw:layer="backgroundobjects" svg:width="27.999cm" svg:height="1.384cm" svg:x="0cm" svg:y="19.616cm">
        <draw:image xlink:href="Pictures/10000000000007D10000006384890B10.jpg" xlink:type="simple" xlink:show="embed" xlink:actuate="onLoad">
          <text:p/>
        </draw:image>
      </draw:frame>
      <draw:frame draw:style-name="Mgr4" draw:text-style-name="MP5" draw:layer="backgroundobjects" svg:width="10.92cm" svg:height="0.818cm" svg:x="15.986cm" svg:y="20.202cm">
        <draw:text-box>
          <text:p text:style-name="MP4"><text:span text:style-name="MT2">Informationstechnik für Luft- und Raumfahrt</text:span></text:p>
        </draw:text-box>
      </draw:frame>
      <presentation:notes style:page-layout-name="PM0">
        <draw:page-thumbnail presentation:style-name="Standard_20_8-title" draw:layer="backgroundobjects" svg:width="14.848cm" svg:height="11.136cm" svg:x="3.075cm" svg:y="2.257cm" presentation:class="page"/>
        <draw:frame presentation:style-name="Standard_20_8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6" style:display-name="Standard 6" style:page-layout-name="PM1" draw:style-name="Mdp1">
      <draw:frame draw:style-name="Mgr3" draw:text-style-name="MP3" draw:layer="backgroundobjects" svg:width="27.999cm" svg:height="2.626cm" svg:x="0.001cm" svg:y="0cm">
        <draw:image xlink:href="Pictures/10000000000005E90000008EB57FF8B4.jpg" xlink:type="simple" xlink:show="embed" xlink:actuate="onLoad">
          <text:p/>
        </draw:image>
      </draw:frame>
      <draw:frame presentation:style-name="Standard_20_6-title" draw:layer="backgroundobjects" svg:width="25.199cm" svg:height="3.506cm" svg:x="1.4cm" svg:y="0.837cm" presentation:class="title" presentation:placeholder="true">
        <draw:text-box/>
      </draw:frame>
      <draw:frame presentation:style-name="Standard_20_6-outline1" draw:layer="backgroundobjects" svg:width="25.199cm" svg:height="13.859cm" svg:x="1.4cm" svg:y="4.914cm" presentation:class="outline" presentation:placeholder="true">
        <draw:text-box/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5" draw:layer="backgroundobjects" svg:width="10.92cm" svg:height="1.385cm" svg:x="14.959cm" svg:y="0cm">
        <draw:text-box>
          <text:p text:style-name="MP4"><text:span text:style-name="MT2">Informationstechnik für Luft- und Raumfahrt</text:span></text:p>
          <text:p text:style-name="MP4"><text:span text:style-name="MT2">Aerospace Information Technology</text:span></text:p>
        </draw:text-box>
      </draw:frame>
      <presentation:notes style:page-layout-name="PM0">
        <draw:page-thumbnail presentation:style-name="Standard_20_6-title" draw:layer="backgroundobjects" svg:width="14.848cm" svg:height="11.136cm" svg:x="3.075cm" svg:y="2.257cm" presentation:class="page"/>
        <draw:frame presentation:style-name="Standard_20_6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7" style:display-name="Standard 7" style:page-layout-name="PM1" draw:style-name="Mdp1">
      <draw:frame presentation:style-name="Standard_20_7-title" draw:layer="backgroundobjects" svg:width="25.199cm" svg:height="3.506cm" svg:x="1.4cm" svg:y="0.837cm" presentation:class="title" presentation:placeholder="true">
        <draw:text-box/>
      </draw:frame>
      <draw:frame presentation:style-name="Standard_20_7-outline1" draw:layer="backgroundobjects" svg:width="25.199cm" svg:height="13.859cm" svg:x="1.4cm" svg:y="4.914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3" draw:layer="backgroundobjects" svg:width="27.999cm" svg:height="2.427cm" svg:x="0.001cm" svg:y="18.573cm">
        <draw:image xlink:href="Pictures/10000000000005000000006FBA3EB4FE.jpg" xlink:type="simple" xlink:show="embed" xlink:actuate="onLoad">
          <text:p/>
        </draw:image>
      </draw:frame>
      <draw:frame draw:style-name="Mgr4" draw:text-style-name="MP5" draw:layer="backgroundobjects" svg:width="10.92cm" svg:height="1.385cm" svg:x="14.186cm" svg:y="19.502cm">
        <draw:text-box>
          <text:p text:style-name="MP4"><text:span text:style-name="MT2">Informationstechnik für Luft- und Raumfahrt</text:span></text:p>
          <text:p text:style-name="MP4"><text:span text:style-name="MT2">Aerospace Information Technology</text:span></text:p>
        </draw:text-box>
      </draw:frame>
      <presentation:notes style:page-layout-name="PM0">
        <draw:page-thumbnail presentation:style-name="Standard_20_7-title" draw:layer="backgroundobjects" svg:width="14.848cm" svg:height="11.136cm" svg:x="3.075cm" svg:y="2.257cm" presentation:class="page"/>
        <draw:frame presentation:style-name="Standard_20_7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59cm" svg:x="1.4cm" svg:y="4.914cm" presentation:class="outline" presentation:placeholder="true">
        <draw:text-box/>
      </draw:frame>
      <draw:frame presentation:style-name="Mpr1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3" draw:layer="backgroundobjects" svg:width="27.999cm" svg:height="4.134cm" svg:x="0cm" svg:y="17.717cm">
        <draw:image xlink:href="Pictures/10000000000004270000009DB7F971DA.jpg" xlink:type="simple" xlink:show="embed" xlink:actuate="onLoad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presentation:style-name="Standard_20_3-title" draw:layer="backgroundobjects" svg:width="25.199cm" svg:height="3.506cm" svg:x="1.4cm" svg:y="0.837cm" presentation:class="title" presentation:placeholder="true">
        <draw:text-box/>
      </draw:frame>
      <draw:frame presentation:style-name="Standard_20_3-outline1" draw:layer="backgroundobjects" svg:width="25.199cm" svg:height="13.859cm" svg:x="1.4cm" svg:y="4.914cm" presentation:class="outline" presentation:placeholder="true">
        <draw:text-box/>
      </draw:frame>
      <draw:frame presentation:style-name="Mpr1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rect presentation:style-name="Mpr19" draw:text-style-name="MP3" draw:layer="backgroundobjects" svg:width="28cm" svg:height="2.761cm" svg:x="0cm" svg:y="18.242cm">
        <text:p/>
      </draw:rect>
      <presentation:notes style:page-layout-name="PM0">
        <draw:page-thumbnail presentation:style-name="Standard_20_3-title" draw:layer="backgroundobjects" svg:width="14.848cm" svg:height="11.136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draw:frame presentation:style-name="Mpr22" draw:layer="backgroundobjects" svg:width="25.199cm" svg:height="3.506cm" svg:x="1.4cm" svg:y="0.837cm" presentation:class="title">
        <draw:text-box>
          <text:p>Klicken Sie, um das Format des Titeltextes zu bearbeiten</text:p>
        </draw:text-box>
      </draw:frame>
      <draw:frame presentation:style-name="Standard_20_4-outline1" draw:layer="backgroundobjects" svg:width="25.199cm" svg:height="13.859cm" svg:x="1.4cm" svg:y="4.914cm" presentation:class="outline" presentation:placeholder="true">
        <draw:text-box/>
      </draw:frame>
      <draw:frame presentation:style-name="Mpr2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6" draw:layer="backgroundobjects" svg:width="8.875cm" svg:height="1.448cm" svg:x="6.21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3" draw:layer="backgroundobjects" svg:width="1.958cm" svg:height="1.958cm" svg:x="25.804cm" svg:y="19.042cm">
        <draw:image xlink:href="Pictures/1000020000000071000000717FFB442B.gif" xlink:type="simple" xlink:show="embed" xlink:actuate="onLoad">
          <text:p/>
        </draw:image>
      </draw:frame>
      <draw:frame draw:style-name="Mgr3" draw:text-style-name="MP3" draw:layer="backgroundobjects" svg:width="4.47cm" svg:height="1.904cm" svg:x="0cm" svg:y="19.096cm">
        <draw:image xlink:href="Pictures/10000000000000A90000004860535B80.gif" xlink:type="simple" xlink:show="embed" xlink:actuate="onLoad">
          <text:p/>
        </draw:image>
      </draw:frame>
      <draw:frame draw:style-name="Mgr5" draw:text-style-name="MP7" draw:layer="backgroundobjects" svg:width="9.596cm" svg:height="1.225cm" svg:x="16.209cm" svg:y="19.013cm">
        <draw:text-box>
          <text:p text:style-name="MP4"><text:span text:style-name="MT3">Informationstechnik für Luft- und Raumfahrt</text:span></text:p>
          <text:p text:style-name="MP4"><text:span text:style-name="MT3">Aerospace Information Technology</text:span></text:p>
        </draw:text-box>
      </draw:frame>
      <draw:line presentation:style-name="Mpr24" draw:text-style-name="MP3" draw:layer="backgroundobjects" svg:x1="0cm" svg:y1="19.056cm" svg:x2="28cm" svg:y2="19.115cm">
        <text:p/>
      </draw:line>
      <presentation:notes style:page-layout-name="PM0">
        <draw:page-thumbnail presentation:style-name="Standard_20_4-title" draw:layer="backgroundobjects" svg:width="14.848cm" svg:height="11.136cm" svg:x="3.075cm" svg:y="2.257cm" presentation:class="page"/>
        <draw:frame presentation:style-name="Standard_20_4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5" style:display-name="Standard 5" style:page-layout-name="PM1" draw:style-name="Mdp1">
      <draw:frame presentation:style-name="Standard_20_5-title" draw:layer="backgroundobjects" svg:width="25.199cm" svg:height="3.506cm" svg:x="1.4cm" svg:y="0.837cm" presentation:class="title" presentation:placeholder="true">
        <draw:text-box/>
      </draw:frame>
      <draw:frame presentation:style-name="Standard_20_5-outline1" draw:layer="backgroundobjects" svg:width="25.199cm" svg:height="13.859cm" svg:x="1.4cm" svg:y="4.914cm" presentation:class="outline" presentation:placeholder="true">
        <draw:text-box/>
      </draw:frame>
      <draw:frame presentation:style-name="Mpr2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3" draw:layer="backgroundobjects" svg:width="27.999cm" svg:height="2.828cm" svg:x="0.001cm" svg:y="18.172cm">
        <draw:image xlink:href="Pictures/10000000000004230000006BA9DF7847.jpg" xlink:type="simple" xlink:show="embed" xlink:actuate="onLoad">
          <text:p/>
        </draw:image>
      </draw:frame>
      <draw:frame presentation:style-name="Mpr27" draw:text-style-name="MP2" draw:layer="backgroundobjects" svg:width="6.523cm" svg:height="1.448cm" svg:x="18.677cm" svg:y="18.731cm">
        <draw:text-box>
          <text:p text:style-name="MP8"><text:span text:style-name="MT1"><text:page-number>&lt;Nummer&gt;</text:page-number></text:span></text:p>
        </draw:text-box>
      </draw:frame>
      <draw:frame draw:style-name="Mgr4" draw:text-style-name="MP5" draw:layer="backgroundobjects" svg:width="10.92cm" svg:height="1.385cm" svg:x="12.786cm" svg:y="19.101cm">
        <draw:text-box>
          <text:p text:style-name="MP4"><text:span text:style-name="MT2">Informationstechnik für Luft- und Raumfahrt</text:span></text:p>
          <text:p text:style-name="MP4"><text:span text:style-name="MT2">Aerospace Information Technology</text:span></text:p>
        </draw:text-box>
      </draw:frame>
      <draw:frame presentation:style-name="Mpr27" draw:text-style-name="MP6" draw:layer="backgroundobjects" svg:width="8.875cm" svg:height="1.448cm" svg:x="9.577cm" svg:y="19.131cm">
        <draw:text-box>
          <text:p text:style-name="MP3"><text:span text:style-name="MT1"><presentation:footer/></text:span></text:p>
        </draw:text-box>
      </draw:frame>
      <presentation:notes style:page-layout-name="PM0">
        <draw:page-thumbnail presentation:style-name="Standard_20_5-title" draw:layer="backgroundobjects" svg:width="14.848cm" svg:height="11.136cm" svg:x="3.075cm" svg:y="2.257cm" presentation:class="page"/>
        <draw:frame presentation:style-name="Standard_20_5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ergio Montenegro</meta:initial-creator>
    <meta:creation-date>2010-02-17T11:23:43.33</meta:creation-date>
    <meta:editing-duration>PT6H9M35S</meta:editing-duration>
    <meta:editing-cycles>93</meta:editing-cycles>
    <dc:date>2011-10-10T09:12:34.76</dc:date>
    <dc:creator>Sergio Montenegro</dc:creator>
    <meta:generator>OpenOffice.org/3.3$Win32 OpenOffice.org_project/330m20$Build-9567</meta:generator>
    <meta:document-statistic meta:object-count="136"/>
  </office:meta>
</office:document-meta>
</file>